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j8cm_alc.doc</text:p>
      <text:p text:style-name="Preformatted_20_Text"><text:s/>Jay Babel</text:p>
      <text:p text:style-name="Preformatted_20_Text"><text:s/>cmsc265</text:p>
      <text:p text:style-name="Preformatted_20_Text"><text:s/>Spring 1995</text:p>
      <text:p text:style-name="Preformatted_20_Text"/>
      <text:p text:style-name="Preformatted_20_Text"><text:tab/><text:tab/><text:tab/><text:tab/><text:tab/><text:tab/>J8CM Assembly Language Compiler</text:p>
      <text:p text:style-name="Preformatted_20_Text"/>
      <text:p text:style-name="Preformatted_20_Text"><text:s/>A menu driven compiler for Jay's 8-bit Computer Model.</text:p>
      <text:p text:style-name="Preformatted_20_Text"/>
      <text:p text:style-name="Preformatted_20_Text"><text:s/>Assembly Language Source Code</text:p>
      <text:p text:style-name="Preformatted_20_Text"/>
      <text:p text:style-name="Preformatted_20_Text"><text:tab/>Psuedoinstructions are as per Simple Computer handout. Comments are</text:p>
      <text:p text:style-name="Preformatted_20_Text"><text:s/>handled slightly different. Comments are placed between asterisks. When</text:p>
      <text:p text:style-name="Preformatted_20_Text"><text:s/>the compiler encounters an "*" it ignores all text that follows, until it</text:p>
      <text:p text:style-name="Preformatted_20_Text"><text:s/>encounters another "*".</text:p>
      <text:p text:style-name="Preformatted_20_Text"><text:tab/>Label declarations require a ":". Labels can be no longer than 5 characters.</text:p>
      <text:p text:style-name="Preformatted_20_Text"/>
      <text:p text:style-name="Preformatted_20_Text"><text:s/>Psuedoinstructions:</text:p>
      <text:p text:style-name="Preformatted_20_Text"><text:tab/><text:tab/><text:tab/><text:tab/><text:tab/><text:tab/><text:tab/>EQU</text:p>
      <text:p text:style-name="Preformatted_20_Text"><text:tab/><text:tab/><text:tab/><text:tab/><text:tab/><text:tab/><text:tab/>DAT</text:p>
      <text:p text:style-name="Preformatted_20_Text"><text:soft-page-break/><text:tab/><text:tab/><text:tab/><text:tab/><text:tab/><text:tab/><text:tab/>ORG</text:p>
      <text:p text:style-name="Preformatted_20_Text"><text:tab/><text:tab/><text:tab/><text:tab/><text:tab/><text:tab/><text:tab/>END</text:p>
      <text:p text:style-name="Preformatted_20_Text"><text:tab/><text:tab/><text:tab/><text:tab/><text:tab/><text:tab/><text:tab/>*</text:p>
      <text:p text:style-name="Preformatted_20_Text"><text:tab/><text:tab/><text:tab/><text:tab/><text:tab/><text:tab/><text:tab/>:</text:p>
      <text:p text:style-name="Preformatted_20_Text"/>
      <text:p text:style-name="Preformatted_20_Text"><text:tab/>Machine instructions are as per Simple Computer handout where applicable.</text:p>
      <text:p text:style-name="Preformatted_20_Text"><text:s/>The J8CM has a larger instruction set than Simple Computer.</text:p>
      <text:p text:style-name="Preformatted_20_Text"/>
      <text:p text:style-name="Preformatted_20_Text"><text:s/>Instruction Set:</text:p>
      <text:p text:style-name="Preformatted_20_Text"><text:tab/>Mnemonic<text:tab/><text:tab/><text:tab/>ML Code (decimal) <text:s text:c="3"/># Args</text:p>
      <text:p text:style-name="Preformatted_20_Text"><text:tab/>-------- <text:s text:c="6"/>---------------- <text:s text:c="4"/>------</text:p>
      <text:p text:style-name="Preformatted_20_Text"><text:tab/> <text:s/>ADD <text:s text:c="16"/>2 <text:s text:c="15"/>1</text:p>
      <text:p text:style-name="Preformatted_20_Text"><text:tab/> <text:s/>ASR <text:s text:c="15"/>16 <text:s text:c="15"/>0</text:p>
      <text:p text:style-name="Preformatted_20_Text"><text:tab/> <text:s/>DEC <text:s text:c="15"/>11 <text:s text:c="15"/>0</text:p>
      <text:p text:style-name="Preformatted_20_Text"><text:tab/> <text:s/>GSB <text:s text:c="15"/>12 <text:s text:c="15"/>1</text:p>
      <text:p text:style-name="Preformatted_20_Text"><text:tab/> <text:s/>HLT <text:s text:c="16"/>9 <text:s text:c="15"/>1</text:p>
      <text:p text:style-name="Preformatted_20_Text"><text:tab/> <text:s/>INC <text:s text:c="15"/>10 <text:s text:c="15"/>0</text:p>
      <text:p text:style-name="Preformatted_20_Text"><text:tab/> <text:s/>INP <text:s text:c="16"/>0 <text:s text:c="15"/>1</text:p>
      <text:p text:style-name="Preformatted_20_Text"><text:tab/> <text:s/>JMP <text:s text:c="16"/>6 <text:s text:c="15"/>1</text:p>
      <text:p text:style-name="Preformatted_20_Text"><text:tab/> <text:s/>JNG <text:s text:c="16"/>7 <text:s text:c="15"/>1</text:p>
      <text:p text:style-name="Preformatted_20_Text"><text:tab/> <text:s/>LOD <text:s text:c="16"/>4 <text:s text:c="15"/>1</text:p>
      <text:p text:style-name="Preformatted_20_Text"><text:soft-page-break/><text:tab/> <text:s/>LSL<text:tab/><text:tab/><text:tab/><text:tab/><text:tab/><text:tab/>15<text:tab/><text:tab/><text:tab/><text:tab/><text:tab/><text:tab/>0</text:p>
      <text:p text:style-name="Preformatted_20_Text"><text:tab/> <text:s/>LSR<text:tab/><text:tab/><text:tab/><text:tab/><text:tab/><text:tab/>14<text:tab/><text:tab/><text:tab/><text:tab/><text:tab/><text:tab/>0</text:p>
      <text:p text:style-name="Preformatted_20_Text"><text:tab/> <text:s/>OUT <text:s text:c="16"/>1 <text:s text:c="15"/>1</text:p>
      <text:p text:style-name="Preformatted_20_Text"><text:tab/> <text:s/>POP <text:s text:c="15"/>18 <text:s text:c="15"/>0</text:p>
      <text:p text:style-name="Preformatted_20_Text"><text:tab/> <text:s/>PSH <text:s text:c="15"/>17 <text:s text:c="15"/>0</text:p>
      <text:p text:style-name="Preformatted_20_Text"><text:tab/> <text:s/>RTN <text:s text:c="15"/>13 <text:s text:c="15"/>0</text:p>
      <text:p text:style-name="Preformatted_20_Text"><text:tab/> <text:s/>STO <text:s text:c="16"/>5 <text:s text:c="15"/>1</text:p>
      <text:p text:style-name="Preformatted_20_Text"><text:tab/> <text:s/>SUB <text:s text:c="16"/>3 <text:s text:c="15"/>1</text:p>
      <text:p text:style-name="Preformatted_20_Text"/>
      <text:p text:style-name="Preformatted_20_Text"><text:s/>The Compiler</text:p>
      <text:p text:style-name="Preformatted_20_Text"/>
      <text:p text:style-name="Preformatted_20_Text"><text:s text:c="2"/>The source file must have a ".src" extender. When a filename is entered</text:p>
      <text:p text:style-name="Preformatted_20_Text"><text:s/>the ".src" extender is appended automatically.</text:p>
      <text:p text:style-name="Preformatted_20_Text"/>
      <text:p text:style-name="Preformatted_20_Text"><text:s/>The compiler looks for a file on drive a: named "xinstr.set". This file</text:p>
      <text:p text:style-name="Preformatted_20_Text"><text:s/>contains the instruction set mnemonics and their machine language</text:p>
      <text:p text:style-name="Preformatted_20_Text"><text:s/>equivalents.</text:p>
      <text:p text:style-name="Preformatted_20_Text"><text:s/>"xinstr.set" is read into a binary search tree.</text:p>
      <text:p text:style-name="Preformatted_20_Text"/>
      <text:p text:style-name="Preformatted_20_Text"><text:s/>Pass 1 places labels and their associated values into a</text:p>
      <text:p text:style-name="Preformatted_20_Text"><text:s/>binary search tree or symbol tree. Syntax and error checking.</text:p>
      <text:p text:style-name="Preformatted_20_Text"><text:soft-page-break/><text:s/>If no errors are found pass 2 is enabled.</text:p>
      <text:p text:style-name="Preformatted_20_Text"/>
      <text:p text:style-name="Preformatted_20_Text"><text:s/>The symbol tree is saved using the source filename with a ".sym" extender.</text:p>
      <text:p text:style-name="Preformatted_20_Text"><text:s/>Creates file &lt;error.log&gt; when compiler is called any existing error log</text:p>
      <text:p text:style-name="Preformatted_20_Text"><text:s/>file is deleted.</text:p>
      <text:p text:style-name="Preformatted_20_Text"/>
      <text:p text:style-name="Preformatted_20_Text">Pass 2</text:p>
      <text:p text:style-name="Preformatted_20_Text"><text:s/>1. creates an integer file using the source filename and an ".obj" extender.</text:p>
      <text:p text:style-name="Preformatted_20_Text"><text:tab/> The object file contains the address count, ML instruction code, and</text:p>
      <text:p text:style-name="Preformatted_20_Text"><text:tab/> the ML instruction argument.</text:p>
      <text:p text:style-name="Preformatted_20_Text"><text:s/>2. outputs to the screen a line by line comparison of the object and source</text:p>
      <text:p text:style-name="Preformatted_20_Text"><text:tab/> files. saves in file using filename and ".sum" extender.</text:p>
      <text:p text:style-name="Preformatted_20_Text"><text:s/>3. creates a bootable file using object filename and an ".ldr" extender.</text:p>
      <text:p text:style-name="Preformatted_20_Text"/>
      <text:p text:style-name="Preformatted_20_Text"><text:tab/> File Summary</text:p>
      <text:p text:style-name="Preformatted_20_Text"/>
      <text:p text:style-name="Preformatted_20_Text"><text:tab/> a:error.log <text:s text:c="3"/>- Created during Pass 1. Contains Pass 1 errors.</text:p>
      <text:p text:style-name="Preformatted_20_Text"><text:tab/><text:tab/><text:tab/><text:tab/><text:tab/><text:tab/><text:tab/>Deleted when compiler is called.</text:p>
      <text:p text:style-name="Preformatted_20_Text"><text:tab/> a:xinstr.set <text:s text:c="2"/>- Created with &lt;opcoedit.exe&gt;. Contains mnemonic to ML data.</text:p>
      <text:p text:style-name="Preformatted_20_Text"><text:tab/><text:tab/><text:tab/><text:tab/><text:tab/><text:tab/><text:tab/>Instruction tree is created with &lt;instr.set&gt; before the</text:p>
      <text:p text:style-name="Preformatted_20_Text"><text:tab/><text:tab/><text:tab/><text:tab/><text:tab/><text:tab/><text:tab/>main menu is displayed.</text:p>
      <text:p text:style-name="Preformatted_20_Text"><text:soft-page-break/><text:tab/> &lt;filename&gt;.src - Text source file.</text:p>
      <text:p text:style-name="Preformatted_20_Text"><text:tab/> &lt;filename&gt;.sym - Created from &lt;filename&gt;.src by Pass 1. Contains the</text:p>
      <text:p text:style-name="Preformatted_20_Text"><text:tab/><text:tab/><text:tab/><text:tab/><text:tab/><text:tab/><text:tab/>symbol table data.</text:p>
      <text:p text:style-name="Preformatted_20_Text"><text:tab/> &lt;filename&gt;.obj - Created from &lt;filename&gt;.src by Pass 2. Contains the</text:p>
      <text:p text:style-name="Preformatted_20_Text"><text:tab/><text:tab/><text:tab/><text:tab/><text:tab/><text:tab/><text:tab/>address count, ML instruction code, and the</text:p>
      <text:p text:style-name="Preformatted_20_Text"><text:tab/><text:tab/><text:tab/><text:tab/><text:tab/><text:tab/><text:tab/>ML instruction argument.</text:p>
      <text:p text:style-name="Preformatted_20_Text"><text:tab/> &lt;filename&gt;.sum - Created from &lt;filename&gt;.src by Pass 2. Contains summary</text:p>
      <text:p text:style-name="Preformatted_20_Text"><text:tab/><text:tab/><text:tab/><text:tab/><text:tab/><text:tab/><text:tab/>data. Line by line comparison of object and source codes.</text:p>
      <text:p text:style-name="Preformatted_20_Text"><text:tab/> &lt;filename&gt;.ldr - Created from &lt;filename&gt;.obj at the end of Pass 2.</text:p>
      <text:p text:style-name="Preformatted_20_Text"><text:tab/><text:tab/><text:tab/><text:tab/><text:tab/><text:tab/><text:tab/>Contains an integer listing for a boot and execute</text:p>
      <text:p text:style-name="Preformatted_20_Text"><text:tab/><text:tab/><text:tab/><text:tab/><text:tab/><text:tab/><text:tab/>file.</text:p>
      <text:p text:style-name="Preformatted_20_Text"/>
      <text:p text:style-name="Preformatted_20_Text"/>
      <text:p text:style-name="Preformatted_20_Text"><text:s/>J8CM AL Compiler Bugs</text:p>
      <text:p text:style-name="Preformatted_20_Text"/>
      <text:p text:style-name="Preformatted_20_Text"><text:s/>Pass 1 errors if labels contain instruction mnemonic substrings. (i.e.</text:p>
      <text:p text:style-name="Preformatted_20_Text">if STOP is used as a label it will produce a pass 1 error - illegal label.</text:p>
      <text:p text:style-name="Preformatted_20_Text">The STO instruction produces a match when the instruction tree is searched,</text:p>
      <text:p text:style-name="Preformatted_20_Text">generating the error.)</text:p>
      <text:p text:style-name="Preformatted_20_Text"/>
      <text:p text:style-name="Preformatted_20_Text"><text:s/>The summary display after pass 2 does not correctly display the address</text:p>
      <text:p text:style-name="Preformatted_20_Text"><text:soft-page-break/>counter.</text:p>
      <text:p text:style-name="Preformatted_20_Text"/>
      <text:p text:style-name="Preformatted_20_Text"><text:s/>Post compiler view file routines are unreliable with anything but small</text:p>
      <text:p text:style-name="Preformatted_20_Text">source files. Larger files can be viewed with a text editor.</text:p>
      <text:p text:style-name="Preformatted_20_Text"/>
      <text:p text:style-name="Preformatted_20_Text"><text:s text:c="2"/>Although the symbol table and instruction set are loaded into binary</text:p>
      <text:p text:style-name="Preformatted_20_Text">search trees the compiler program does not balance the trees. An unbalanced</text:p>
      <text:p text:style-name="Preformatted_20_Text">tree is less efficient. In fact, the instruction set file editor writes</text:p>
      <text:p text:style-name="Preformatted_20_Text">the instruction set file by printing an in-order traversal of the tree</text:p>
      <text:p text:style-name="Preformatted_20_Text">it created. This results in the instructions being written in alphabetical</text:p>
      <text:p text:style-name="Preformatted_20_Text">order. When the compiler inserts the data into its search tree it will</text:p>
      <text:p text:style-name="Preformatted_20_Text">always select the right node because the key of the node read will always</text:p>
      <text:p text:style-name="Preformatted_20_Text">be less than the keys of nodes already inserted into the tree. Probably</text:p>
      <text:p text:style-name="Preformatted_20_Text">the best solution to this problem is to not worry about the symbol table,</text:p>
      <text:p text:style-name="Preformatted_20_Text">but implement code to balance the instruction set tree in the instruction</text:p>
      <text:p text:style-name="Preformatted_20_Text">set file editor. The instruction set file should then be written using a</text:p>
      <text:p text:style-name="Preformatted_20_Text">level-order traversal of the instruction tree.</text:p>
      <text:p text:style-name="Preformatted_20_Text"/>
      <text:p text:style-name="Preformatted_20_Text"/>
      <text:p text:style-name="Preformatted_20_Text"><text:tab/> *********************************************</text:p>
      <text:p text:style-name="Preformatted_20_Text"/>
      <text:p text:style-name="Preformatted_20_Text"><text:soft-page-break/><text:s/>j8_oped.cpp</text:p>
      <text:p text:style-name="Preformatted_20_Text"><text:tab/>Instruction set file editor for J8 AL Compiler.</text:p>
      <text:p text:style-name="Preformatted_20_Text"><text:tab/>The file "a:xinstr.set" contains the instruction set translations,</text:p>
      <text:p text:style-name="Preformatted_20_Text"><text:s/>this utility is used to create and/or edit that file. For instance, if</text:p>
      <text:p text:style-name="Preformatted_20_Text"><text:s/>you prefer the mnemonic CAL to GSB to call a subroutine you can use</text:p>
      <text:p text:style-name="Preformatted_20_Text"><text:s/>this utility to change it.</text:p>
      <text:p text:style-name="Preformatted_20_Text"/>
      <text:p text:style-name="Preformatted_20_Text"><text:tab/>When "j8_oped.exe" is run user is presented with a main menu.</text:p>
      <text:p text:style-name="Preformatted_20_Text"><text:tab/><text:tab/>1. new rule tree - initializes the rule tree. Any existing tree</text:p>
      <text:p text:style-name="Preformatted_20_Text"><text:tab/><text:tab/><text:tab/><text:tab/><text:tab/><text:tab/><text:tab/><text:tab/> in memory is destroyed.</text:p>
      <text:p text:style-name="Preformatted_20_Text"><text:tab/><text:tab/>2. add rules</text:p>
      <text:p text:style-name="Preformatted_20_Text"><text:tab/><text:tab/>3. delete rules</text:p>
      <text:p text:style-name="Preformatted_20_Text"><text:tab/><text:tab/>4. view rules</text:p>
      <text:p text:style-name="Preformatted_20_Text"><text:tab/><text:tab/>5. search rule</text:p>
      <text:p text:style-name="Preformatted_20_Text"><text:tab/><text:tab/>6. rule I/O <text:s text:c="5"/>- read or write instruction set file</text:p>
      <text:p text:style-name="Preformatted_20_Text"/>
      <text:p text:style-name="Preformatted_20_Text"><text:tab/>When add rule option is selected user is:</text:p>
      <text:p text:style-name="Preformatted_20_Text"><text:tab/> <text:s/>*Prompted to enter op-code - enter 3 letter mnemonic code</text:p>
      <text:p text:style-name="Preformatted_20_Text"><text:tab/> <text:s/>*Prompted to enter op-code - decimal ML value</text:p>
      <text:p text:style-name="Preformatted_20_Text"><text:tab/> <text:s/>*Prompted to enter number of arguments - enter 0 or 1</text:p>
      <text:p text:style-name="Preformatted_20_Text"><text:tab/> <text:s/>*Prompted to add another rule - enter y or n</text:p>
      <text:p text:style-name="Preformatted_20_Text"><text:soft-page-break/></text:p>
      <text:p text:style-name="Preformatted_20_Text"/>
      <text:p text:style-name="Preformatted_20_Text"><text:tab/><text:tab/><text:tab/>*********************************</text:p>
      <text:p text:style-name="Preformatted_20_Text"><text:s/></text:p>
      <text:p text:style-name="Preformatted_20_Text">Test Files</text:p>
      <text:p text:style-name="Preformatted_20_Text"/>
      <text:p text:style-name="Preformatted_20_Text">test.src <text:tab/> - a file with assorted syntax errors.</text:p>
      <text:p text:style-name="Preformatted_20_Text">test1.src <text:s text:c="3"/>- a file with assorted syntax errors.</text:p>
      <text:p text:style-name="Preformatted_20_Text">test2.src <text:s text:c="3"/>- a file with assorted syntax errors.</text:p>
      <text:p text:style-name="Preformatted_20_Text"/>
      <text:p text:style-name="Preformatted_20_Text">addition.src - source code from Simple Computer handout.</text:p>
      <text:p text:style-name="Preformatted_20_Text">multiply.src - source code to take a 2-digit number and multiply</text:p>
      <text:p text:style-name="Preformatted_20_Text"><text:tab/><text:tab/><text:tab/><text:tab/><text:tab/>it by a 1-digit number.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Arial Unicode M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Times New Roman1" style:font-size-asian="10pt" style:font-name-complex="Times New Roman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8" meta:paragraph-count="129" meta:word-count="875" meta:character-count="5902"/>
    <meta:generator>OpenOffice/4.1.3$Win32 OpenOffice.org_project/413m1$Build-9783</meta:generator>
  </office:meta>
</office:document-meta>
</file>